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terMessageHandled( Message &lt; ? &gt; message , MessageChannel channel , MessageHandler handler , @ Nullable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foreHandle( Message &lt; ? &gt; message , MessageChannel channel , Message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